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3034" officeooo:paragraph-rsid="0014303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a83a" officeooo:paragraph-rsid="001a3fe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397a" officeooo:paragraph-rsid="001739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397a" officeooo:paragraph-rsid="001c197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90f68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3034" officeooo:paragraph-rsid="00202713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43034" officeooo:paragraph-rsid="0020fc0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5a83a" officeooo:paragraph-rsid="001739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7397a" officeooo:paragraph-rsid="001c197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2pt" fo:font-weight="normal" officeooo:rsid="0017397a" officeooo:paragraph-rsid="0017397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7397a"/>
    </style:style>
    <style:style style:name="P16" style:family="paragraph" style:parent-style-name="Standard">
      <style:paragraph-properties fo:text-align="start" style:justify-single-word="false"/>
      <style:text-properties officeooo:paragraph-rsid="00190f68"/>
    </style:style>
    <style:style style:name="P17" style:family="paragraph" style:parent-style-name="Standard">
      <style:paragraph-properties fo:text-align="start" style:justify-single-word="false"/>
      <style:text-properties officeooo:paragraph-rsid="0021a713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2pt" fo:font-weight="normal" officeooo:rsid="0017397a" style:font-size-asian="12pt" style:font-weight-asian="normal" style:font-size-complex="12pt" style:font-weight-complex="normal"/>
    </style:style>
    <style:style style:name="T3" style:family="text">
      <style:text-properties style:text-position="sub 58%" fo:font-size="12pt" fo:font-weight="normal" officeooo:rsid="001c1973" style:font-size-asian="12pt" style:font-weight-asian="normal" style:font-size-complex="12pt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7397a"/>
    </style:style>
    <style:style style:name="T6" style:family="text">
      <style:text-properties style:text-position="0% 100%" fo:font-size="12pt" fo:font-weight="normal" officeooo:rsid="0017397a" style:font-size-asian="12pt" style:font-weight-asian="normal" style:font-size-complex="12pt" style:font-weight-complex="normal"/>
    </style:style>
    <style:style style:name="T7" style:family="text">
      <style:text-properties style:text-position="0% 100%" fo:font-size="12pt" fo:font-weight="normal" officeooo:rsid="00190f68" style:font-size-asian="12pt" style:font-weight-asian="normal" style:font-size-complex="12pt" style:font-weight-complex="normal"/>
    </style:style>
    <style:style style:name="T8" style:family="text">
      <style:text-properties style:text-position="0% 100%" fo:font-size="12pt" fo:font-weight="normal" officeooo:rsid="001c1973" style:font-size-asian="12pt" style:font-weight-asian="normal" style:font-size-complex="12pt" style:font-weight-complex="normal"/>
    </style:style>
    <style:style style:name="T9" style:family="text">
      <style:text-properties style:text-position="0% 100%" fo:font-size="12pt" fo:font-weight="normal" officeooo:rsid="0021a713" style:font-size-asian="12pt" style:font-weight-asian="normal" style:font-size-complex="12pt" style:font-weight-complex="normal"/>
    </style:style>
    <style:style style:name="T10" style:family="text">
      <style:text-properties style:text-position="0% 100%" officeooo:rsid="00190f68"/>
    </style:style>
    <style:style style:name="T11" style:family="text">
      <style:text-properties style:text-position="0% 100%" officeooo:rsid="001a3fec"/>
    </style:style>
    <style:style style:name="T12" style:family="text">
      <style:text-properties style:text-position="0% 100%" officeooo:rsid="001c1973"/>
    </style:style>
    <style:style style:name="T13" style:family="text">
      <style:text-properties style:text-position="0% 100%" officeooo:rsid="001e3f62"/>
    </style:style>
    <style:style style:name="T14" style:family="text">
      <style:text-properties style:text-position="0% 100%" officeooo:rsid="0021a713"/>
    </style:style>
    <style:style style:name="T15" style:family="text">
      <style:text-properties style:text-position="super 58%" fo:font-size="12pt" fo:font-weight="normal" officeooo:rsid="0017397a" style:font-size-asian="12pt" style:font-weight-asian="normal" style:font-size-complex="12pt" style:font-weight-complex="normal"/>
    </style:style>
    <style:style style:name="T16" style:family="text">
      <style:text-properties style:text-position="super 58%" fo:font-size="12pt" fo:font-weight="normal" officeooo:rsid="001c1973" style:font-size-asian="12pt" style:font-weight-asian="normal" style:font-size-complex="12pt" style:font-weight-complex="normal"/>
    </style:style>
    <style:style style:name="T17" style:family="text">
      <style:text-properties officeooo:rsid="001a3fec"/>
    </style:style>
    <style:style style:name="T18" style:family="text">
      <style:text-properties officeooo:rsid="00202713"/>
    </style:style>
    <style:style style:name="T19" style:family="text">
      <style:text-properties officeooo:rsid="0020fc01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машняя работа №7 по дискретной математике. Вариант 106</text:p>
      <text:p text:style-name="P2">Выполнил Куперштейн Дмитрий, P3113</text:p>
      <text:p text:style-name="P3">A = 0,34;<text:tab/>B = 0,073</text:p>
      <text:p text:style-name="P3"/>
      <text:list xml:id="list362692082" text:style-name="L1">
        <text:list-item>
          <text:p text:style-name="P9"><draw:frame draw:style-name="fr3" draw:name="Объект2" text:anchor-type="paragraph" svg:x="10.119cm" svg:y="0.035cm" svg:width="5.516cm" svg:height="0.453cm" draw:z-index="3"><draw:object xlink:href="./Object 2" xlink:type="simple" xlink:show="embed" xlink:actuate="onLoad"/><draw:image xlink:href="./ObjectReplacements/Object 2" xlink:type="simple" xlink:show="embed" xlink:actuate="onLoad"/><svg:desc>OLE-объект</svg:desc></draw:frame><draw:frame draw:style-name="fr1" draw:name="Объект1" text:anchor-type="paragraph" svg:x="3.044cm" svg:y="0.035cm" svg:width="5.516cm" svg:height="0.453cm" draw:z-index="0"><draw:object xlink:href="./Object 1" xlink:type="simple" xlink:show="embed" xlink:actuate="onLoad"/><draw:image xlink:href="./ObjectReplacements/Object 1" xlink:type="simple" xlink:show="embed" xlink:actuate="onLoad"/></draw:frame>Ф1: А = <text:s text:c="3"/><text:span text:style-name="T18"><text:s text:c="7"/><text:tab/></text:span> <text:s text:c="38"/><text:span text:style-name="T19">B=</text:span></text:p>
        </text:list-item>
      </text:list>
      <text:p text:style-name="P12"><text:tab/>X<text:span text:style-name="T1">C </text:span><text:span text:style-name="T4">= 0 + 0 + 64 <text:s/>- </text:span><text:span text:style-name="T5">1</text:span><text:span text:style-name="T4">= 6</text:span><text:span text:style-name="T5">3 </text:span></text:p>
      <text:p text:style-name="P14"><draw:frame draw:style-name="fr1" draw:name="Объект4" text:anchor-type="paragraph" svg:x="2.18cm" svg:y="0.485cm" svg:width="5.516cm" svg:height="0.453cm" draw:z-index="1"><draw:object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15"><text:span text:style-name="T6"><text:tab/>C</text:span><text:span text:style-name="T15">*</text:span><text:span text:style-name="T6"> = <text:s text:c="54"/>= 0,65</text:span><text:span text:style-name="T9">5</text:span><text:span text:style-name="T2">16</text:span><text:span text:style-name="T6"> * 16</text:span><text:span text:style-name="T15">-1</text:span><text:span text:style-name="T6"> = 0,0247344970703125</text:span></text:p>
      <text:p text:style-name="P5"><text:tab/>C<text:span text:style-name="T1">Т </text:span><text:span text:style-name="T4">= 0,02482</text:span></text:p>
      <text:p text:style-name="P7"><text:span text:style-name="T6"><text:tab/>Δ</text:span><text:span text:style-name="T7">C = </text:span><text:span text:style-name="T6">C</text:span><text:span text:style-name="T2">Т </text:span><text:span text:style-name="T6">- C</text:span><text:span text:style-name="T15">* </text:span><text:span text:style-name="T7">= </text:span><text:bookmark text:name="cwos"/><text:span text:style-name="T7">0,00008550292</text:span></text:p>
      <text:p text:style-name="P7"><text:span text:style-name="T10"><text:tab/>δC = </text:span><text:span text:style-name="T10"><draw:frame draw:style-name="fr2" draw:name="Объект5" text:anchor-type="as-char" svg:y="-0.621cm" svg:width="2.238cm" svg:height="1.062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10">= 0,</text:span><text:span text:style-name="T14">34</text:span><text:span text:style-name="T10"> %</text:span></text:p>
      <text:p text:style-name="P3"/>
      <text:p text:style-name="P3"><draw:frame draw:style-name="fr4" draw:name="Объект3" text:anchor-type="paragraph" svg:width="23.354cm" svg:height="10.38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1" draw:name="Объект6" text:anchor-type="paragraph" svg:x="2.87cm" svg:y="0.439cm" svg:width="5.512cm" svg:height="0.452cm" draw:z-index="5"><draw:object xlink:href="./Object 6" xlink:type="simple" xlink:show="embed" xlink:actuate="onLoad"/><draw:image xlink:href="./ObjectReplacements/Object 6" xlink:type="simple" xlink:show="embed" xlink:actuate="onLoad"/></draw:frame></text:p>
      <text:list xml:id="list195014808874823" text:continue-numbering="true" text:style-name="L1">
        <text:list-item>
          <text:p text:style-name="P10"><draw:frame draw:style-name="fr1" draw:name="Объект7" text:anchor-type="paragraph" svg:x="10.271cm" svg:y="0.011cm" svg:width="5.512cm" svg:height="0.453cm" draw:z-index="6"><draw:object xlink:href="./Object 7" xlink:type="simple" xlink:show="embed" xlink:actuate="onLoad"/><draw:image xlink:href="./ObjectReplacements/Object 7" xlink:type="simple" xlink:show="embed" xlink:actuate="onLoad"/></draw:frame>Ф2: <text:span text:style-name="T17">А = <text:s text:c="60"/>B = </text:span></text:p>
        </text:list-item>
      </text:list>
      <text:p text:style-name="P4"><text:tab/>X<text:span text:style-name="T1">C </text:span><text:span text:style-name="T4">= -</text:span><text:span text:style-name="T11">1</text:span><text:span text:style-name="T4"> + </text:span><text:span text:style-name="T11">(-3)</text:span><text:span text:style-name="T4"> + </text:span><text:span text:style-name="T11">128</text:span><text:span text:style-name="T4"> <text:s/>- </text:span><text:span text:style-name="T5">1</text:span><text:span text:style-name="T4">= </text:span><text:span text:style-name="T11">123</text:span></text:p>
      <text:p text:style-name="P17"><draw:frame draw:style-name="fr1" draw:name="Объект8" text:anchor-type="paragraph" svg:x="2.293cm" svg:y="0.03cm" svg:width="5.893cm" svg:height="0.432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6"><text:tab/>C</text:span><text:span text:style-name="T15">*</text:span><text:span text:style-name="T6"> = <text:s text:c="58"/>= 0,</text:span><text:span text:style-name="T8">1100 </text:span><text:span text:style-name="T9">1011</text:span><text:span text:style-name="T8"> </text:span><text:span text:style-name="T9">0011</text:span><text:span text:style-name="T3">2</text:span><text:span text:style-name="T6"> * </text:span><text:span text:style-name="T8">2</text:span><text:span text:style-name="T15">-</text:span><text:span text:style-name="T16">5</text:span><text:span text:style-name="T6"> = </text:span><text:bookmark text:name="cwos1"/><text:span text:style-name="T6">0,00001683837</text:span></text:p>
      <text:p text:style-name="P6"><text:span text:style-name="T4"><text:tab/>C</text:span><text:span text:style-name="T1">Т </text:span><text:span text:style-name="T4">= 0,02482</text:span></text:p>
      <text:p text:style-name="P6"><text:span text:style-name="T4"><text:tab/>Δ</text:span><text:span text:style-name="T10">C </text:span><text:span text:style-name="T12">= 0,00037161</text:span></text:p>
      <text:p text:style-name="P6"><text:span text:style-name="T10"><text:tab/>δC = </text:span><text:span text:style-name="T14">0</text:span><text:span text:style-name="T13">,</text:span><text:span text:style-name="T14">07</text:span><text:span text:style-name="T13"> %</text:span></text:p>
      <text:p text:style-name="P6"><text:span text:style-name="T13"/></text:p>
      <text:p text:style-name="P6"><draw:frame draw:style-name="fr5" draw:name="Объект9" text:anchor-type="paragraph" svg:width="25.132cm" svg:height="8.581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4:21:36.233498183</meta:creation-date>
    <dc:date>2019-12-16T19:50:07.305986314</dc:date>
    <meta:editing-duration>PT12M35S</meta:editing-duration>
    <meta:editing-cycles>2</meta:editing-cycles>
    <meta:generator>LibreOffice/6.0.7.3$Linux_X86_64 LibreOffice_project/00m0$Build-3</meta:generator>
    <meta:document-statistic meta:table-count="0" meta:image-count="0" meta:object-count="9" meta:page-count="2" meta:paragraph-count="15" meta:word-count="92" meta:character-count="601" meta:non-whitespace-character-count="2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2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3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101</text:p>
          </table:table-cell>
          <table:table-cell table:style-name="ce8" office:value-type="string" calcext:value-type="string">
            <text:p>0111</text:p>
          </table:table-cell>
          <table:table-cell table:style-name="ce9" office:value-type="string" calcext:value-type="string">
            <text:p>0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28:29.7415013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2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3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9" office:value-type="string" calcext:value-type="string">
            <text:p>10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31:51.3359280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1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16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Monotype"/>
    </style:style>
    <style:style style:name="ce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Monotyp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Monotype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Monotype"/>
    </style:style>
    <style:style style:name="ce3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37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Monotype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Monotyp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42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45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11" table:default-cell-style-name="Default"/>
        <table:table-column table:style-name="co2" table:default-cell-style-name="ce32"/>
        <table:table-column table:style-name="co3" table:default-cell-style-name="ce36"/>
        <table:table-column table:style-name="co4" table:number-columns-repeated="14" table:default-cell-style-name="ce32"/>
        <table:table-column table:style-name="co4" table:default-cell-style-name="ce41"/>
        <table:table-column table:style-name="co4" table:number-columns-repeated="10" table:default-cell-style-name="ce32"/>
        <table:table-column table:style-name="co4" table:number-columns-repeated="2" table:default-cell-style-name="ce31"/>
        <table:table-column table:style-name="co1" table:default-cell-style-name="ce32"/>
        <table:table-row table:style-name="ro1" table:number-rows-repeated="2">
          <table:table-cell table:number-columns-repeated="11"/>
          <table:table-cell table:style-name="Default" table:number-columns-repeated="30"/>
        </table:table-row>
        <table:table-row table:style-name="ro2">
          <table:table-cell table:number-columns-repeated="11"/>
          <table:table-cell table:style-name="ce30" office:value-type="string" calcext:value-type="string">
            <text:p>№</text:p>
          </table:table-cell>
          <table:table-cell table:style-name="ce30" office:value-type="string" calcext:value-type="string">
            <text:p>Операнды</text:p>
          </table:table-cell>
          <table:table-cell table:style-name="ce30" office:value-type="string" calcext:value-type="string" table:number-columns-spanned="15" table:number-rows-spanned="1">
            <text:p>СЧП (старшие разряды)</text:p>
          </table:table-cell>
          <table:covered-table-cell table:number-columns-repeated="14" table:style-name="ce30"/>
          <table:table-cell table:style-name="ce30" office:value-type="string" calcext:value-type="string" table:number-columns-spanned="12" table:number-rows-spanned="1">
            <text:p>В/СЧП (младшие разряды)</text:p>
          </table:table-cell>
          <table:covered-table-cell table:number-columns-repeated="11" table:style-name="ce30"/>
          <table:table-cell table:style-name="ce45" office:value-type="string" calcext:value-type="string">
            <text:p>Признак коррекции</text:p>
          </table:table-cell>
        </table:table-row>
        <table:table-row table:style-name="ro1">
          <table:table-cell table:number-columns-repeated="11"/>
          <table:table-cell table:style-name="ce31" office:value-type="float" office:value="0" calcext:value-type="float">
            <text:p>0</text:p>
          </table:table-cell>
          <table:table-cell table:style-name="ce35" office:value-type="string" calcext:value-type="string">
            <text:p>СЧП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11"/>
          <table:table-cell table:style-name="ce31" office:value-type="float" office:value="1" calcext:value-type="float" table:number-columns-spanned="1" table:number-rows-spanned="3">
            <text:p>1</text:p>
          </table:table-cell>
          <table:table-cell table:style-name="ce35" office:value-type="string" calcext:value-type="string">
            <text:p>2А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32"/>
          <table:table-cell table:style-name="ce46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 → 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covered-table-cell/>
        </table:table-row>
        <table:table-row table:style-name="ro3">
          <table:table-cell table:number-columns-repeated="11"/>
          <table:table-cell table:style-name="ce31" office:value-type="float" office:value="2" calcext:value-type="float" table:number-columns-spanned="1" table:number-rows-spanned="3">
            <text:p>2</text:p>
          </table:table-cell>
          <table:table-cell table:style-name="ce35" office:value-type="string" calcext:value-type="string">
            <text:p>2А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number-columns-repeated="9"/>
          <table:table-cell table:style-name="ce32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32"/>
          <table:table-cell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 → 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3">
          <table:table-cell table:number-columns-repeated="11"/>
          <table:table-cell table:style-name="ce31" office:value-type="float" office:value="3" calcext:value-type="float" table:number-columns-spanned="1" table:number-rows-spanned="3">
            <text:p>3</text:p>
          </table:table-cell>
          <table:table-cell table:style-name="ce35" office:value-type="string" calcext:value-type="string">
            <text:p>2А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number-columns-repeated="9"/>
          <table:table-cell table:style-name="ce32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32"/>
          <table:table-cell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 → 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СЧП → 2</text:p>
          </table:table-cell>
          <table:table-cell table:style-name="ce3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11"/>
          <table:table-cell table:style-name="ce31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A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М<text:span text:style-name="T1">А</text:span></text:p>
          </table:table-cell>
          <table:covered-table-cell table:style-name="ce32"/>
          <table:table-cell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 office:value-type="float" office:value="1" calcext:value-type="float">
            <text:p>1</text:p>
          </table:covered-table-cell>
        </table:table-row>
        <table:table-row table:style-name="ro1">
          <table:table-cell table:number-columns-repeated="11"/>
          <table:covered-table-cell/>
          <table:table-cell table:style-name="ce37" office:value-type="string" calcext:value-type="string">
            <text:p>СЧП →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table-cell table:style-name="ce33" office:value-type="float" office:value="6" calcext:value-type="float" table:number-columns-spanned="1" table:number-rows-spanned="2">
            <text:p>6</text:p>
          </table:table-cell>
          <table:table-cell table:style-name="ce37" office:value-type="string" calcext:value-type="string">
            <text:p>СЧП → 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spanned="1" table:number-rows-spanned="2"/>
        </table:table-row>
        <table:table-row table:style-name="ro3">
          <table:table-cell table:number-columns-repeated="11"/>
          <table:covered-table-cell table:style-name="ce34"/>
          <table:table-cell table:style-name="ce37" office:value-type="string" calcext:value-type="string">
            <text:p> 4 ← М<text:span text:style-name="T1">С</text:span>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covered-table-cell table:style-name="ce4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9:36:45.2118690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111111</text:p>
          </table:table-cell>
          <table:table-cell table:style-name="ce8" office:value-type="string" calcext:value-type="string">
            <text:p>0110</text:p>
          </table:table-cell>
          <table:table-cell table:style-name="ce8" office:value-type="string" calcext:value-type="string">
            <text:p>0101</text:p>
          </table:table-cell>
          <table:table-cell table:style-name="ce9" office:value-type="string" calcext:value-type="string">
            <text:p>001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37:43.7745217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 display="block">
  <semantics>
    <mrow>
      <mrow>
        <mrow>
          <mo fence="true" stretchy="true">|</mo>
          <mrow>
            <mfrac>
              <mi mathvariant="italic">ΔC</mi>
              <msub>
                <mi>C</mi>
                <mi>T</mi>
              </msub>
            </mfrac>
          </mrow>
          <mo fence="true" stretchy="true">|</mo>
        </mrow>
        <mo stretchy="false">⋅</mo>
        <mn>100</mn>
      </mrow>
      <mtext>%</mtext>
    </mrow>
    <annotation encoding="StarMath 5.0">abs{{ΔC} over {C_T}} cdot 100% 
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11111</text:p>
          </table:table-cell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00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9:39:23.3365891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11101</text:p>
          </table:table-cell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9:39:58.7563043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Monotype"/>
    </style: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Monotype"/>
    </style:style>
    <style:style style:name="ce4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Monotype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1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Monotype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4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7">
          <table:table-cell table:number-columns-repeated="48"/>
        </table:table-row>
        <table:table-row table:style-name="ro2">
          <table:table-cell table:number-columns-repeated="43"/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0111101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12" office:value-type="string" calcext:value-type="string">
            <text:p>001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9:43:59.7599833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0" style:family="table-cell" style:parent-style-name="Default">
      <style:table-cell-properties fo:border="0.74pt solid #000000"/>
      <style:text-properties style:font-name="Monotyp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12" style:family="table-cell" style:parent-style-name="Default">
      <style:table-cell-properties fo:border="0.74pt solid #000000"/>
      <style:text-properties style:font-name="Monotype" fo:font-weight="normal" style:font-weight-asian="normal" style:font-weight-complex="normal"/>
    </style:style>
    <style:style style:name="ce13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5" style:family="table-cell" style:parent-style-name="Default">
      <style:table-cell-properties fo:border="0.74pt solid #000000"/>
      <style:text-properties style:font-name="Monotype"/>
    </style:style>
    <style:style style:name="ce6" style:family="table-cell" style:parent-style-name="Default">
      <style:table-cell-properties fo:border-bottom="none" fo:border-left="none" fo:border-right="0.74pt solid #000000" fo:border-top="none"/>
      <style:text-properties style:font-name="Monotype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style:font-name="Monotype"/>
    </style:style>
    <style:style style:name="ce8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Monotype"/>
    </style:style>
    <style:style style:name="ce9" style:family="table-cell" style:parent-style-name="Default">
      <style:table-cell-properties fo:border-bottom="none" fo:border-left="0.74pt solid #000000" fo:border-right="2.01pt solid #000000" fo:border-top="none"/>
      <style:text-properties style:font-name="Monotype"/>
    </style:style>
    <style:style style:name="ce26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30" style:family="table-cell" style:parent-style-name="Default">
      <style:table-cell-properties fo:border="0.74pt solid #000000"/>
      <style:text-properties style:font-name="Monotype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style:font-name="Monotype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  <style:text-properties style:font-name="Monotype"/>
    </style:style>
    <style:style style:name="ce33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Monotype"/>
    </style:style>
    <style:style style:name="ce34" style:family="table-cell" style:parent-style-name="Default">
      <style:table-cell-properties fo:border-bottom="none" fo:border-left="0.74pt solid #000000" fo:border-right="2.01pt solid #000000" fo:border-top="none"/>
      <style:text-properties style:font-name="Monotype"/>
    </style:style>
    <style:style style:name="ce35" style:family="table-cell" style:parent-style-name="Default">
      <style:table-cell-properties fo:border="0.74pt solid #000000"/>
      <style:text-properties style:font-name="Monotyp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37" style:family="table-cell" style:parent-style-name="Default">
      <style:table-cell-properties fo:border="0.74pt solid #000000"/>
      <style:text-properties style:font-name="Monotype" fo:font-weight="normal" style:font-weight-asian="normal" style:font-weight-complex="normal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10" table:default-cell-style-name="Default"/>
        <table:table-column table:style-name="co1" table:default-cell-style-name="ce27"/>
        <table:table-column table:style-name="co1" table:default-cell-style-name="ce29"/>
        <table:table-column table:style-name="co2" table:number-columns-repeated="16" table:default-cell-style-name="ce30"/>
        <table:table-column table:style-name="co2" table:default-cell-style-name="ce33"/>
        <table:table-column table:style-name="co2" table:number-columns-repeated="8" table:default-cell-style-name="ce30"/>
        <table:table-column table:style-name="co2" table:number-columns-repeated="4" table:default-cell-style-name="Default"/>
        <table:table-column table:style-name="co1" table:default-cell-style-name="ce29"/>
        <table:table-row table:style-name="ro1" table:number-rows-repeated="5">
          <table:table-cell table:number-columns-repeated="10"/>
          <table:table-cell table:style-name="Default" table:number-columns-repeated="27"/>
          <table:table-cell table:number-columns-repeated="4"/>
          <table:table-cell table:style-name="Default"/>
        </table:table-row>
        <table:table-row table:style-name="ro2">
          <table:table-cell table:number-columns-repeated="10"/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Операнды</text:p>
          </table:table-cell>
          <table:table-cell table:style-name="ce26" office:value-type="string" calcext:value-type="string" table:number-columns-spanned="17" table:number-rows-spanned="1">
            <text:p>СЧП (старшие разряды)</text:p>
          </table:table-cell>
          <table:covered-table-cell table:number-columns-repeated="16" table:style-name="ce26"/>
          <table:table-cell table:style-name="ce26" office:value-type="string" calcext:value-type="string" table:number-columns-spanned="12" table:number-rows-spanned="1">
            <text:p>В/СЧП (младшие разряды</text:p>
          </table:table-cell>
          <table:covered-table-cell table:number-columns-repeated="11" table:style-name="ce26"/>
          <table:table-cell table:style-name="ce38" office:value-type="string" calcext:value-type="string">
            <text:p>Признак коррекции</text:p>
          </table:table-cell>
        </table:table-row>
        <table:table-row table:style-name="ro1">
          <table:table-cell table:number-columns-repeated="10"/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СЧП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8M<text:span text:style-name="T1">А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  <table:table-cell table:style-name="ce36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0M<text:span text:style-name="T1">А</text:span></text:p>
          </table:table-cell>
          <table:covered-table-cell table:style-name="ce36"/>
          <table:covered-table-cell/>
        </table:table-row>
        <table:table-row table:style-name="ro1">
          <table:table-cell table:number-columns-repeated="10"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СЧП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СЧП → 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covered-table-cell/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4M<text:span text:style-name="T1">А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8"/>
          <table:table-cell table:style-name="ce36" office:value-type="string" calcext:value-type="string" table:number-columns-spanned="2" table:number-rows-spanned="1">
            <text:p>4M<text:span text:style-name="T1">А</text:span>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M<text:span text:style-name="T1">А</text:span></text:p>
          </table:table-cell>
          <table:covered-table-cell table:style-name="ce30"/>
          <table:covered-table-cell/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M<text:span text:style-name="T1">А</text:span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36"/>
          <table:table-cell table:style-name="ce30"/>
          <table:table-cell table:style-name="ce36"/>
          <table:table-cell table:style-name="ce30"/>
          <table:covered-table-cell/>
        </table:table-row>
        <table:table-row table:style-name="ro1">
          <table:table-cell table:number-columns-repeated="10"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СЧП → 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covered-table-cell/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8M<text:span text:style-name="T1">А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  <table:table-cell table:style-name="ce36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M<text:span text:style-name="T1">А</text:span></text:p>
          </table:table-cell>
          <table:covered-table-cell table:style-name="ce30"/>
          <table:covered-table-cell/>
        </table:table-row>
        <table:table-row table:style-name="ro3">
          <table:table-cell table:number-columns-repeated="10"/>
          <table:covered-table-cell table:style-name="ce28"/>
          <table:table-cell office:value-type="string" calcext:value-type="string">
            <text:p>M<text:span text:style-name="T1">А</text:span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30" table:number-columns-repeated="4"/>
          <table:covered-table-cell table:style-name="ce39"/>
        </table:table-row>
        <table:table-row table:style-name="ro1">
          <table:table-cell table:number-columns-repeated="10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СЧП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spanned="1" table:number-rows-spanned="3"/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СЧП →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← СЧП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covered-table-cell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9:49:38.73119358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